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ca20" officeooo:paragraph-rsid="0007ca20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7ca20" officeooo:paragraph-rsid="0007ca20"/>
    </style:style>
    <style:style style:name="P3" style:family="paragraph" style:parent-style-name="Standard">
      <style:text-properties fo:font-weight="bold" officeooo:rsid="0007ca20" officeooo:paragraph-rsid="0007ca20" style:font-weight-asian="bold" style:font-weight-complex="bold"/>
    </style:style>
    <style:style style:name="P4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7ca20" officeooo:paragraph-rsid="0007ca20"/>
    </style:style>
    <style:style style:name="P5" style:family="paragraph" style:parent-style-name="Standard">
      <style:paragraph-properties fo:margin-left="0.4925in" fo:text-indent="0in" style:auto-text-indent="false"/>
      <style:text-properties officeooo:rsid="0007ca20" officeooo:paragraph-rsid="0007ca20"/>
    </style:style>
    <style:style style:name="P6" style:family="paragraph" style:parent-style-name="Standard">
      <style:paragraph-properties fo:margin-left="0in" fo:text-indent="0in" style:auto-text-indent="false"/>
      <style:text-properties officeooo:rsid="0007ca20" officeooo:paragraph-rsid="0007ca20"/>
    </style:style>
    <style:style style:name="P7" style:family="paragraph" style:parent-style-name="Standard">
      <style:paragraph-properties fo:margin-left="0in" fo:text-indent="0in" style:auto-text-indent="false"/>
      <style:text-properties fo:font-weight="bold" officeooo:rsid="0007ca20" officeooo:paragraph-rsid="0007ca20" style:font-weight-asian="bold" style:font-weight-complex="bold"/>
    </style:style>
    <style:style style:name="T1" style:family="text">
      <style:text-properties officeooo:rsid="000ab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Esercizi</text:p>
      <text:p text:style-name="P2"/>
      <text:p text:style-name="P3">Esercizio 1</text:p>
      <text:p text:style-name="P2">Costruire un metodo in Java in cui ho come parametro un Long, che rappresenta dei millisecondi, e che</text:p>
      <text:p text:style-name="P2">restituisca una stringa con un formato di tipo: ore, minuti e secondi. (Esempio: 12:31:27)</text:p>
      <text:p text:style-name="P2"/>
      <text:p text:style-name="P3">Esercizio 2</text:p>
      <text:p text:style-name="P2">Scrivi un metodo in Java che accetti come parametro una stringa contenente una frase e restituisca la</text:p>
      <text:p text:style-name="P2">parola piu lunga presente nella frase. Se ci sono piu parole della stessa lunghezza, restituisci la prima</text:p>
      <text:p text:style-name="P2">parola piu lunga trovata.</text:p>
      <text:p text:style-name="P4">Esempi:</text:p>
      <text:p text:style-name="P4">Input: "La programmazione e divertente"</text:p>
      <text:p text:style-name="P4">Output: "programmazione"</text:p>
      <text:p text:style-name="P4">Input: "Scrivere codice e una forma di arte"</text:p>
      <text:p text:style-name="P4">Output: "Scrivere"</text:p>
      <text:p text:style-name="P5"/>
      <text:p text:style-name="P3">Esercizio 3</text:p>
      <text:p text:style-name="P2">Scrivi un metodo in Java che accetti una stringa e determina se essa e palindroma. Una stringa e</text:p>
      <text:p text:style-name="P2">considerata palindroma quando si tratta di una sequenza di caratteri che, letta al contrario, rimane</text:p>
      <text:p text:style-name="P2">invariata.</text:p>
      <text:p text:style-name="P5">Esempi:</text:p>
      <text:p text:style-name="P5">Input: "Anna"</text:p>
      <text:p text:style-name="P5">Output: true</text:p>
      <text:p text:style-name="P5">Input: “Antonio”</text:p>
      <text:p text:style-name="P5">Output: false</text:p>
      <text:p text:style-name="P2"/>
      <text:p text:style-name="P3">Esercizio 4</text:p>
      <text:p text:style-name="P2">Scrivi un metodo in Java che calcoli il fattoriale di un numero intero dato. Il fattoriale di un numero n e</text:p>
      <text:p text:style-name="P2">il prodotto di tutti i numeri interi da 1 a n (incluso).</text:p>
      <text:p text:style-name="P5">Esempi:</text:p>
      <text:p text:style-name="P5">Input: 5</text:p>
      <text:p text:style-name="P5">Output: 120</text:p>
      <text:p text:style-name="P5">Input: 0</text:p>
      <text:p text:style-name="P5">Output: 1</text:p>
      <text:p text:style-name="P6"/>
      <text:p text:style-name="P7">Esercizio 5</text:p>
      <text:p text:style-name="P6">Scrivere un metodo in java che ha come input una stringa e restituisca la stessa stringa ma invertita.</text:p>
      <text:p text:style-name="P5">Esempi:</text:p>
      <text:p text:style-name="P5">input: casa output: asac</text:p>
      <text:p text:style-name="P5">input: giostra output: artsoig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Esercizio 6</text:p>
      <text:p text:style-name="P6">Creare la classe Triangolo, richiamarla nel main per testarla. (Triangolo scaleno)</text:p>
      <text:p text:style-name="P6">La classe Triangolo deve avere i seguenti attributi privati:</text:p>
      <text:p text:style-name="P5">- lato1: lunghezza del primo lato del triangolo (double)</text:p>
      <text:p text:style-name="P5">- lato2: lunghezza del secondo lato del triangolo (double)</text:p>
      <text:p text:style-name="P5">- lato3: lunghezza del terzo lato del triangolo (double)</text:p>
      <text:p text:style-name="P6">La classe Triangolo deve avere i seguenti metodi pubblici:</text:p>
      <text:p text:style-name="P5">- Triangolo(double lato1, double lato2, double lato3): costruttore che inizializza i tre lati del</text:p>
      <text:p text:style-name="P5">triangolo</text:p>
      <text:p text:style-name="P5">- getPerimetro(): metodo che calcola e restituisce il perimetro del triangolo</text:p>
      <text:p text:style-name="P5">- getArea(): metodo che calcola e restituisce l'area del triangolo</text:p>
      <text:p text:style-name="P5">- getTipo(): metodo che determina e restituisce il tipo di triangolo (equilatero, isoscele o</text:p>
      <text:p text:style-name="P5">scaleno)</text:p>
      <text:p text:style-name="P6">La classe Triangolo deve avere i seguenti metodi privati:</text:p>
      <text:p text:style-name="P5">- calcolaPerimetro(): metodo che calcola il perimetro del triangolo</text:p>
      <text:p text:style-name="P5">- calcolaArea(): metodo che calcola l'area del triangolo</text:p>
      <text:p text:style-name="P5">- determinaTipo(): metodo che determina il tipo di triangolo in base ai suoi lati (equilatero,</text:p>
      <text:p text:style-name="P5">isoscele o scaleno)</text:p>
      <text:p text:style-name="P6"/>
      <text:p text:style-name="P7">Esercizio <text:span text:style-name="T1">7</text:span></text:p>
      <text:p text:style-name="P6">Creare un programma in Java per gestire una biblioteca. Il programma deve permettere di aggiungere,</text:p>
      <text:p text:style-name="P6">rimuovere e consultare libri. Utilizzare la programmazione orientata agli oggetti con più classi. I dati</text:p>
      <text:p text:style-name="P6">dei libri possono essere conservati utilizzando strutture dati in memoria o salvati su file.</text:p>
      <text:p text:style-name="P6">Funzionalità richieste:</text:p>
      <text:p text:style-name="P5">1) Aggiungere un libro. L'utente deve poter aggiungere un nuovo libro alla biblioteca. Dopo l'aggiunta, i libri devono essere ordinati in ordine alfabetico per titolo.</text:p>
      <text:p text:style-name="P5">2) Rimuovere un libro. L'utente deve poter rimuovere un libro esistente dalla biblioteca.</text:p>
      <text:p text:style-name="P5">3) Consultare un libro. L'utente deve poter cercare un libro per tito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6:07:46.426000000</meta:creation-date>
    <dc:date>2025-02-17T16:17:41.591000000</dc:date>
    <meta:editing-duration>PT9M15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61" meta:word-count="464" meta:character-count="2944" meta:non-whitespace-character-count="2540"/>
  </office:meta>
</office:document-meta>
</file>